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505b" officeooo:paragraph-rsid="001bb3c9"/>
    </style:style>
    <style:style style:name="P2" style:family="paragraph" style:parent-style-name="Standard" style:list-style-name="L1">
      <style:text-properties officeooo:rsid="0012505b" officeooo:paragraph-rsid="001c137c"/>
    </style:style>
    <style:style style:name="P3" style:family="paragraph" style:parent-style-name="Standard">
      <style:text-properties officeooo:rsid="0012505b" officeooo:paragraph-rsid="001bb3c9"/>
    </style:style>
    <style:style style:name="P4" style:family="paragraph" style:parent-style-name="Standard">
      <style:text-properties officeooo:rsid="001bb3c9" officeooo:paragraph-rsid="001bb3c9"/>
    </style:style>
    <style:style style:name="P5" style:family="paragraph" style:parent-style-name="Standard" style:list-style-name="L2">
      <style:text-properties officeooo:rsid="001bb3c9" officeooo:paragraph-rsid="001bb3c9"/>
    </style:style>
    <style:style style:name="P6" style:family="paragraph" style:parent-style-name="Standard" style:list-style-name="L2">
      <style:text-properties officeooo:rsid="001c137c" officeooo:paragraph-rsid="001c137c"/>
    </style:style>
    <style:style style:name="P7" style:family="paragraph" style:parent-style-name="Standard" style:list-style-name="L1">
      <style:text-properties officeooo:rsid="001c137c" officeooo:paragraph-rsid="001c137c"/>
    </style:style>
    <style:style style:name="P8" style:family="paragraph" style:parent-style-name="Standard" style:list-style-name="L1">
      <style:text-properties officeooo:rsid="001c137c" officeooo:paragraph-rsid="001caadd"/>
    </style:style>
    <style:style style:name="P9" style:family="paragraph" style:parent-style-name="Standard">
      <style:text-properties officeooo:rsid="001c137c" officeooo:paragraph-rsid="001c137c"/>
    </style:style>
    <style:style style:name="P10" style:family="paragraph" style:parent-style-name="Standard">
      <style:text-properties officeooo:rsid="001caadd" officeooo:paragraph-rsid="001caadd"/>
    </style:style>
    <style:style style:name="P11" style:family="paragraph" style:parent-style-name="Standard" style:list-style-name="L3">
      <style:text-properties officeooo:rsid="001caadd" officeooo:paragraph-rsid="001caadd"/>
    </style:style>
    <style:style style:name="P12" style:family="paragraph" style:parent-style-name="Standard" style:list-style-name="L3">
      <style:text-properties officeooo:rsid="001caadd" officeooo:paragraph-rsid="001e46de"/>
    </style:style>
    <style:style style:name="P13" style:family="paragraph" style:parent-style-name="Standard" style:list-style-name="L3">
      <style:text-properties officeooo:rsid="001e46de" officeooo:paragraph-rsid="001e46de"/>
    </style:style>
    <style:style style:name="P14" style:family="paragraph" style:parent-style-name="Standard">
      <style:paragraph-properties fo:break-before="page"/>
      <style:text-properties officeooo:rsid="001caadd" officeooo:paragraph-rsid="001caadd"/>
    </style:style>
    <style:style style:name="T1" style:family="text">
      <style:text-properties officeooo:rsid="001bb3c9"/>
    </style:style>
    <style:style style:name="T2" style:family="text">
      <style:text-properties officeooo:rsid="001c137c"/>
    </style:style>
    <style:style style:name="T3" style:family="text">
      <style:text-properties officeooo:rsid="001caadd"/>
    </style:style>
    <style:style style:name="T4" style:family="text">
      <style:text-properties officeooo:rsid="001e46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éthodologie du c</text:span>ommentaire <text:span text:style-name="T1">en philo</text:span></text:p>
      <text:p text:style-name="P4">(+ correction DST)</text:p>
      <text:p text:style-name="P3"/>
      <text:p text:style-name="P4">Brouillon :</text:p>
      <text:list xml:id="list8099837844423792073" text:style-name="L2">
        <text:list-item>
          <text:p text:style-name="P5">Identifier la thèse de l’auteur</text:p>
          <text:list>
            <text:list-item>
              <text:p text:style-name="P6">La liberté n’appartient pas à la volonté mais à la personne</text:p>
            </text:list-item>
          </text:list>
        </text:list-item>
        <text:list-item>
          <text:p text:style-name="P6">Trouver le thème</text:p>
          <text:list>
            <text:list-item>
              <text:p text:style-name="P6">La liberté</text:p>
            </text:list-item>
          </text:list>
        </text:list-item>
        <text:list-item>
          <text:p text:style-name="P6">Trouver la question à laquelle la thèse répond</text:p>
          <text:list>
            <text:list-item>
              <text:p text:style-name="P6">Locke se demande si la liberté appartient à la volonté ou à la personne</text:p>
            </text:list-item>
          </text:list>
        </text:list-item>
      </text:list>
      <text:p text:style-name="P3"/>
      <text:p text:style-name="P3">Introduction :</text:p>
      <text:list xml:id="list3273662100782811705" text:style-name="L1">
        <text:list-item>
          <text:p text:style-name="P1">Accroche (facultative, <text:span text:style-name="T2">ne pas perdre du temps dessus</text:span>)</text:p>
          <text:list>
            <text:list-item>
              <text:p text:style-name="P2">Le mieux : une thèse qui va à l’encontre de la thèse de l’auteur</text:p>
              <text:list>
                <text:list-item>
                  <text:p text:style-name="P2"><text:span text:style-name="T2">La liberté appartient à la volonté (thèse de Descartes)</text:span></text:p>
                </text:list-item>
              </text:list>
            </text:list-item>
          </text:list>
        </text:list-item>
        <text:list-item>
          <text:p text:style-name="P7">Thème du texte (en mentionnant l’auteur)</text:p>
          <text:list>
            <text:list-item>
              <text:list>
                <text:list-item>
                  <text:p text:style-name="P7">La liberté</text:p>
                </text:list-item>
                <text:list-item>
                  <text:p text:style-name="P7">Locke</text:p>
                </text:list-item>
              </text:list>
            </text:list-item>
          </text:list>
        </text:list-item>
        <text:list-item>
          <text:p text:style-name="P7">Question</text:p>
          <text:list>
            <text:list-item>
              <text:list>
                <text:list-item>
                  <text:p text:style-name="P7">La liberté appartient-elle à la volonté ou à la personne ?</text:p>
                </text:list-item>
              </text:list>
            </text:list-item>
          </text:list>
        </text:list-item>
        <text:list-item>
          <text:p text:style-name="P7">Thèse</text:p>
          <text:list>
            <text:list-item>
              <text:list>
                <text:list-item>
                  <text:p text:style-name="P7">La liberté appartient à la personne</text:p>
                </text:list-item>
              </text:list>
            </text:list-item>
          </text:list>
        </text:list-item>
        <text:list-item>
          <text:p text:style-name="P7">Méthode de l’auteur pour appuyer sa thèse (si besoin)</text:p>
          <text:list>
            <text:list-item>
              <text:list>
                <text:list-item>
                  <text:p text:style-name="P7">Locke <text:span text:style-name="T3">expose un exemple</text:span></text:p>
                </text:list-item>
              </text:list>
            </text:list-item>
          </text:list>
        </text:list-item>
        <text:list-item>
          <text:p text:style-name="P7">Enjeux</text:p>
          <text:list>
            <text:list-item>
              <text:list>
                <text:list-item>
                  <text:p text:style-name="P7">Le séquestré volontaire ne serait plus libre que celui qui l’est malgré lui</text:p>
                </text:list-item>
              </text:list>
            </text:list-item>
          </text:list>
        </text:list-item>
        <text:list-item>
          <text:p text:style-name="P8">Plan</text:p>
          <text:list>
            <text:list-item>
              <text:p text:style-name="P8"><text:span text:style-name="T3">Toujours une </text:span>analyse linéaire</text:p>
              <text:list>
                <text:list-item>
                  <text:p text:style-name="P7">Après nous avoir présenté son exemple (lignes 1 à 6), Locke expose les conséquences qu’on peut en tirer quant à la définition de la liberté (lignes <text:span text:style-name="T3">7 à 14)</text:span></text:p>
                </text:list-item>
              </text:list>
            </text:list-item>
          </text:list>
        </text:list-item>
      </text:list>
      <text:p text:style-name="P9"/>
      <text:p text:style-name="P10"/>
      <text:p text:style-name="P14">Développement</text:p>
      <text:list xml:id="list8340020275077477744" text:style-name="L3">
        <text:list-item>
          <text:p text:style-name="P11">Exposition de l’exemple</text:p>
          <text:list>
            <text:list-item>
              <text:p text:style-name="P11">On est dans une situation d’un acte à la fois volontaire et contraint</text:p>
              <text:p text:style-name="P11">//</text:p>
            </text:list-item>
            <text:list-item>
              <text:p text:style-name="P11">Est-ce que la personne est consciente d’être enfermée ?</text:p>
              <text:list>
                <text:list-header>
                  <text:p text:style-name="P11">Si elle l’était, on serait encore plus dans une situation d’un acte à la fois volontaire et contraint</text:p>
                  <text:p text:style-name="P11">L’ignorance ne change pas la nature de l’acte</text:p>
                </text:list-header>
              </text:list>
            </text:list-item>
          </text:list>
        </text:list-item>
        <text:list-item>
          <text:p text:style-name="P11">Conséquences</text:p>
          <text:list>
            <text:list-item>
              <text:p text:style-name="P11">La volonté est une condition nécessaire de la liberté, mais ce n’est pas une condition suffisante</text:p>
            </text:list-item>
            <text:list-item>
              <text:p text:style-name="P11">Pour pouvoir être libre, il faut qu’on ait <text:span text:style-name="T4">la possibilité d’agir ou de ne pas agir</text:span></text:p>
              <text:p text:style-name="P12">Ce qui vient détruire la liberté est :</text:p>
              <text:list>
                <text:list-header>
                  <text:p text:style-name="P12">un obstacle qui empêche l<text:span text:style-name="T4">a capacité d’agir </text:span></text:p>
                  <text:p text:style-name="P12"><text:span text:style-name="T4">ou </text:span>une force <text:span text:style-name="T4">qui détruit l’indifférence entre les deux possibilités </text:span></text:p>
                </text:list-header>
              </text:list>
            </text:list-item>
            <text:list-item>
              <text:p text:style-name="P13">Difficulté :</text:p>
              <text:list>
                <text:list-header>
                  <text:p text:style-name="P13">Est-ce que les passions, qui sont des forces intérieures, détruisent ma liberté ?</text:p>
                </text:list-header>
              </text:list>
            </text:list-item>
            <text:list-item>
              <text:p text:style-name="P13">Objection :</text:p>
              <text:list>
                <text:list-header>
                  <text:p text:style-name="P13">S’il ladite chambre a une fenêtre, et que le séquestré voit un homme blessé, il y a une différence entre ne pas le secourir par choix et vouloir le secourir mais ne pas pouvoir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40:43.139000000</meta:creation-date>
    <dc:date>2019-01-10T11:12:26.982000000</dc:date>
    <meta:editing-duration>PT8M42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4" meta:word-count="370" meta:character-count="1957" meta:non-whitespace-character-count="1662"/>
  </office:meta>
</office:document-meta>
</file>